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fo:color="#eeeeec" style:text-outline="false" style:text-line-through-style="none" style:text-line-through-type="none" style:font-name="DejaVu Sans" fo:font-size="6.40000009536743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40000009536743pt" style:language-asian="zh" style:country-asian="CN" style:font-style-asian="normal" style:font-weight-asian="normal" style:font-name-complex="DejaVu Sans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7"/>
          <table:table-cell office:value-type="string" calcext:value-type="string">
            <text:p>Target thresh</text:p>
          </table:table-cell>
          <table:table-cell office:value-type="string" calcext:value-type="string">
            <text:p>Target Ref</text:p>
          </table:table-cell>
          <table:table-cell office:value-type="string" calcext:value-type="string">
            <text:p>Exact Res</text:p>
          </table:table-cell>
          <table:table-cell office:value-type="string" calcext:value-type="string">
            <text:p>Nearest Res</text:p>
          </table:table-cell>
          <table:table-cell office:value-type="string" calcext:value-type="string">
            <text:p>Achieved Ref</text:p>
          </table:table-cell>
          <table:table-cell office:value-type="string" calcext:value-type="string">
            <text:p>Achieved thresh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H2]*([.H$8]/([.H$8]+[.H$9]))" office:value-type="float" office:value="2.9874213836478" calcext:value-type="float">
            <text:p>2.9874213836478</text:p>
          </table:table-cell>
          <table:table-cell table:formula="of:=[.H$8]*(([.H$7]/[.I2])-1)" office:value-type="float" office:value="10463.1578947368" calcext:value-type="float">
            <text:p>10463.1578947368</text:p>
          </table:table-cell>
          <table:table-cell table:style-name="ce1" table:formula="of:=[.J2]" office:value-type="float" office:value="10463.1578947368" calcext:value-type="float">
            <text:p>1.05E+04</text:p>
          </table:table-cell>
          <table:table-cell table:formula="of:=[.H$7]*([.H$8]/([.H$8]+[.K2]))" office:value-type="float" office:value="2.9874213836478" calcext:value-type="float">
            <text:p>2.9874213836478</text:p>
          </table:table-cell>
          <table:table-cell table:formula="of:=[.L2]/[.H$10]"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[.H3]*([.H$8]/([.H$8]+[.H$9]))" office:value-type="float" office:value="2.20125786163522" calcext:value-type="float">
            <text:p>2.20125786163522</text:p>
          </table:table-cell>
          <table:table-cell table:formula="of:=[.H$8]*(([.H$7]/[.I3])-1)" office:value-type="float" office:value="49914.2857142857" calcext:value-type="float">
            <text:p>49914.2857142857</text:p>
          </table:table-cell>
          <table:table-cell table:style-name="ce1" office:value-type="float" office:value="49900" calcext:value-type="float">
            <text:p>4.99E+04</text:p>
          </table:table-cell>
          <table:table-cell table:formula="of:=[.H$7]*([.H$8]/([.H$8]+[.K3]))" office:value-type="float" office:value="2.20146764509673" calcext:value-type="float">
            <text:p>2.20146764509673</text:p>
          </table:table-cell>
          <table:table-cell table:formula="of:=[.L3]/[.H$10]" office:value-type="float" office:value="14.0013342228152" calcext:value-type="float">
            <text:p>14.0013342228152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[.H4]*([.H$8]/([.H$8]+[.H$9]))" office:value-type="float" office:value="1.72955974842767" calcext:value-type="float">
            <text:p>1.72955974842767</text:p>
          </table:table-cell>
          <table:table-cell table:formula="of:=[.H$8]*(([.H$7]/[.I4])-1)" office:value-type="float" office:value="90800" calcext:value-type="float">
            <text:p>90800</text:p>
          </table:table-cell>
          <table:table-cell table:style-name="ce1" office:value-type="float" office:value="90900" calcext:value-type="float">
            <text:p>9.09E+04</text:p>
          </table:table-cell>
          <table:table-cell table:formula="of:=[.H$7]*([.H$8]/([.H$8]+[.K4]))" office:value-type="float" office:value="1.72865374541645" calcext:value-type="float">
            <text:p>1.72865374541645</text:p>
          </table:table-cell>
          <table:table-cell table:formula="of:=[.L4]/[.H$10]" office:value-type="float" office:value="10.9942378208486" calcext:value-type="float">
            <text:p>10.9942378208486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H5]*([.H$8]/([.H$8]+[.H$9]))" office:value-type="float" office:value="1.25786163522013" calcext:value-type="float">
            <text:p>1.25786163522013</text:p>
          </table:table-cell>
          <table:table-cell table:formula="of:=[.H$8]*(([.H$7]/[.I5])-1)" office:value-type="float" office:value="162350" calcext:value-type="float">
            <text:p>162350</text:p>
          </table:table-cell>
          <table:table-cell table:style-name="ce1" office:value-type="float" office:value="162000" calcext:value-type="float">
            <text:p>1.62E+05</text:p>
          </table:table-cell>
          <table:table-cell table:formula="of:=[.H$7]*([.H$8]/([.H$8]+[.K5]))" office:value-type="float" office:value="1.25954198473282" calcext:value-type="float">
            <text:p>1.25954198473282</text:p>
          </table:table-cell>
          <table:table-cell table:formula="of:=[.L5]/[.H$10]" office:value-type="float" office:value="8.01068702290076" calcext:value-type="float">
            <text:p>8.0106870229007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nually fill this co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ef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Lower Res</text:p>
          </table:table-cell>
          <table:table-cell table:style-name="ce1" office:value-type="float" office:value="100000" calcext:value-type="float">
            <text:p>1.00E+05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n res</text:p>
          </table:table-cell>
          <table:table-cell table:style-name="ce1" office:value-type="float" office:value="536000" calcext:value-type="float">
            <text:p>5.36E+0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div</text:p>
          </table:table-cell>
          <table:table-cell table:formula="of:=[.H8]/([.H8]+[.H9])" office:value-type="float" office:value="0.157232704402516" calcext:value-type="float">
            <text:p>0.1572327044025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1:37:43.517683348</meta:creation-date>
    <dc:date>2023-05-16T19:26:43.048905158</dc:date>
    <meta:editing-duration>PT9H49M2S</meta:editing-duration>
    <meta:editing-cycles>3</meta:editing-cycles>
    <meta:generator>LibreOffice/7.3.7.2$Linux_X86_64 LibreOffice_project/30$Build-2</meta:generator>
    <meta:document-statistic meta:table-count="1" meta:cell-count="39" meta:object-count="0"/>
  </office:meta>
</office:document-meta>
</file>